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Droid Sans Mono" svg:font-family="'Droid Sans Mono', monospace, monospac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style:text-properties fo:font-weight="bold" officeooo:rsid="00192d69" officeooo:paragraph-rsid="00192d69" style:font-weight-asian="bold" style:font-weight-complex="bold"/>
    </style:style>
    <style:style style:name="P4" style:family="paragraph" style:parent-style-name="Standard">
      <style:text-properties fo:font-weight="normal" officeooo:rsid="00192d69" officeooo:paragraph-rsid="00192d69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6" style:family="paragraph" style:parent-style-name="Standard">
      <style:text-properties fo:color="#f8f8f2" loext:opacity="100%" style:font-name="Droid Sans Mono" fo:font-size="10.5pt" fo:font-weight="normal" officeooo:rsid="00192d69" officeooo:paragraph-rsid="00192d69" fo:background-color="#282a36" style:font-weight-asian="normal" style:font-weight-complex="normal"/>
    </style:style>
    <style:style style:name="P7" style:family="paragraph" style:parent-style-name="Standard">
      <style:text-properties fo:font-weight="bold" officeooo:rsid="00192d69" officeooo:paragraph-rsid="00192d69" style:font-weight-asian="bold" style:font-weight-complex="bold"/>
    </style:style>
    <style:style style:name="P8" style:family="paragraph" style:parent-style-name="Standard">
      <style:text-properties fo:font-weight="bold" officeooo:rsid="001b6061" officeooo:paragraph-rsid="001b6061" style:font-weight-asian="bold" style:font-weight-complex="bold"/>
    </style:style>
    <style:style style:name="P9" style:family="paragraph" style:parent-style-name="Standard">
      <style:text-properties fo:font-weight="bold" officeooo:rsid="001b6061" officeooo:paragraph-rsid="001d2f4f" style:font-weight-asian="bold" style:font-weight-complex="bold"/>
    </style:style>
    <style:style style:name="P10" style:family="paragraph" style:parent-style-name="Standard">
      <style:text-properties fo:font-weight="bold" officeooo:paragraph-rsid="001b6061"/>
    </style:style>
    <style:style style:name="P11" style:family="paragraph" style:parent-style-name="Standard">
      <style:text-properties fo:font-weight="normal" officeooo:rsid="00192d69" officeooo:paragraph-rsid="00192d69" style:font-weight-asian="normal" style:font-weight-complex="normal"/>
    </style:style>
    <style:style style:name="P12" style:family="paragraph" style:parent-style-name="Standard">
      <style:text-properties fo:font-weight="normal" officeooo:rsid="00192d69" officeooo:paragraph-rsid="001b0e0e" style:font-weight-asian="normal" style:font-weight-complex="normal"/>
    </style:style>
    <style:style style:name="P13" style:family="paragraph" style:parent-style-name="Standard">
      <style:text-properties fo:font-weight="normal" officeooo:rsid="001b0e0e" officeooo:paragraph-rsid="001b0e0e" style:font-weight-asian="normal" style:font-weight-complex="normal"/>
    </style:style>
    <style:style style:name="P14" style:family="paragraph" style:parent-style-name="Standard">
      <style:text-properties fo:font-weight="normal" officeooo:rsid="001b6061" officeooo:paragraph-rsid="001b6061" style:font-weight-asian="normal" style:font-weight-complex="normal"/>
    </style:style>
    <style:style style:name="P15" style:family="paragraph" style:parent-style-name="Standard">
      <style:text-properties fo:font-weight="normal" officeooo:rsid="001b6061" officeooo:paragraph-rsid="001d2f4f" style:font-weight-asian="bold" style:font-weight-complex="bold"/>
    </style:style>
    <style:style style:name="P16" style:family="paragraph" style:parent-style-name="Standard">
      <style:text-properties fo:color="#f8f8f2" loext:opacity="100%" style:font-name="Droid Sans Mono" fo:font-size="10.5pt" fo:font-weight="normal" officeooo:paragraph-rsid="00192d69" fo:background-color="#282a36"/>
    </style:style>
    <style:style style:name="P17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8" style:family="paragraph" style:parent-style-name="Standard">
      <style:paragraph-properties style:line-height-at-least="0.503cm"/>
      <style:text-properties fo:color="#f8f8f2" loext:opacity="100%" style:font-name="Consolas" fo:font-size="10.5pt" fo:font-weight="normal" fo:background-color="#282a36"/>
    </style:style>
    <style:style style:name="P19" style:family="paragraph" style:parent-style-name="Standard">
      <style:text-properties fo:color="#f8f8f2" loext:opacity="100%" style:font-name="Consolas" fo:font-size="10.5pt" fo:font-weight="normal" officeooo:paragraph-rsid="00192d69" fo:background-color="#282a36"/>
    </style:style>
    <style:style style:name="P20" style:family="paragraph" style:parent-style-name="Standard">
      <style:text-properties fo:color="#f8f8f2" loext:opacity="100%" style:font-name="Consolas" fo:font-size="10.5pt" fo:font-weight="normal" officeooo:rsid="001b0e0e" officeooo:paragraph-rsid="001b0e0e" fo:background-color="#282a36" style:font-weight-asian="normal" style:font-weight-complex="normal"/>
    </style:style>
    <style:style style:name="P21" style:family="paragraph" style:parent-style-name="Standard">
      <style:text-properties fo:color="#f8f8f2" loext:opacity="100%" style:font-name="Consolas" fo:font-size="10.5pt" fo:font-weight="normal" officeooo:rsid="001b6061" officeooo:paragraph-rsid="001b6061" fo:background-color="#282a36" style:font-weight-asian="normal" style:font-weight-complex="normal"/>
    </style:style>
    <style:style style:name="P22" style:family="paragraph" style:parent-style-name="Standard">
      <style:text-properties fo:color="#f8f8f2" loext:opacity="100%" style:font-name="Consolas" fo:font-size="10.5pt" fo:font-weight="normal" officeooo:rsid="001b6061" officeooo:paragraph-rsid="001b6061" fo:background-color="#282a36" style:font-weight-asian="bold" style:font-weight-complex="bold"/>
    </style:style>
    <style:style style:name="P23" style:family="paragraph" style:parent-style-name="Standard">
      <style:text-properties fo:color="#f8f8f2" loext:opacity="100%" style:font-name="Consolas" fo:font-size="10.5pt" fo:font-weight="normal" officeooo:rsid="001b6061" officeooo:paragraph-rsid="001d2f4f" fo:background-color="#282a36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1b6061" officeooo:paragraph-rsid="001b6061" fo:background-color="#282a36"/>
    </style:style>
    <style:style style:name="P25" style:family="paragraph" style:parent-style-name="Standard">
      <style:paragraph-properties style:line-height-at-least="0.503cm"/>
      <style:text-properties fo:color="#f8f8f2" loext:opacity="100%" style:font-name="Consolas" fo:font-size="18pt" fo:font-weight="normal" fo:background-color="#282a36" style:font-size-asian="18pt" style:font-size-complex="18pt"/>
    </style:style>
    <style:style style:name="P26" style:family="paragraph" style:parent-style-name="Standard">
      <style:paragraph-properties style:line-height-at-least="0.503cm"/>
      <style:text-properties fo:color="#f8f8f2" loext:opacity="100%" fo:background-color="#282a36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text-properties fo:font-size="14pt" fo:font-weight="bold" officeooo:rsid="001b6061" officeooo:paragraph-rsid="001b606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d2f4f" officeooo:paragraph-rsid="001d2f4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b0e0e" officeooo:paragraph-rsid="001b0e0e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normal" officeooo:rsid="00192d69" officeooo:paragraph-rsid="00192d69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text-properties fo:font-size="18pt" fo:font-weight="bold" officeooo:rsid="001b6061" officeooo:paragraph-rsid="001b6061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1b0e0e" officeooo:paragraph-rsid="001b0e0e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192d69" officeooo:paragraph-rsid="00192d69" style:font-size-asian="18pt" style:font-weight-asian="bold" style:font-size-complex="18pt" style:font-weight-complex="bold"/>
    </style:style>
    <style:style style:name="P36" style:family="paragraph" style:parent-style-name="Standard" style:list-style-name="L1">
      <style:text-properties fo:font-size="20pt" fo:font-weight="bold" officeooo:rsid="00192d69" officeooo:paragraph-rsid="00192d69" style:font-size-asian="20pt" style:font-weight-asian="bold" style:font-size-complex="20pt" style:font-weight-complex="bold"/>
    </style:style>
    <style:style style:name="P37" style:family="paragraph" style:parent-style-name="Standard">
      <style:paragraph-properties fo:margin-top="0cm" fo:margin-bottom="0.499cm" style:contextual-spacing="false" style:line-height-at-least="0.503cm"/>
    </style:style>
    <style:style style:name="P38" style:family="paragraph" style:parent-style-name="Standard" style:list-style-name="L2" style:master-page-name="Standard">
      <style:paragraph-properties style:page-number="1"/>
      <style:text-properties fo:font-size="18pt" fo:font-weight="bold" officeooo:rsid="001d2f4f" officeooo:paragraph-rsid="001d2f4f" style:font-size-asian="15.75pt" style:font-weight-asian="bold" style:font-size-complex="18pt" style:font-weight-complex="bold"/>
    </style:style>
    <style:style style:name="T1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4fc1ff" loext:opacity="100%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ff79c6" loext:opacity="100%"/>
    </style:style>
    <style:style style:name="T12" style:family="text">
      <style:text-properties fo:color="#ff79c6" loext:opacity="100%" style:font-name="Consolas" fo:font-size="10.5pt" fo:font-weight="normal"/>
    </style:style>
    <style:style style:name="T13" style:family="text">
      <style:text-properties fo:color="#50fa7b" loext:opacity="100%"/>
    </style:style>
    <style:style style:name="T14" style:family="text">
      <style:text-properties fo:color="#50fa7b" loext:opacity="100%" style:font-name="Consolas" fo:font-size="10.5pt" fo:font-weight="normal"/>
    </style:style>
    <style:style style:name="T15" style:family="text">
      <style:text-properties fo:color="#e9f284" loext:opacity="100%"/>
    </style:style>
    <style:style style:name="T16" style:family="text">
      <style:text-properties fo:color="#e9f284" loext:opacity="100%" style:font-name="Consolas" fo:font-size="10.5pt" fo:font-weight="normal"/>
    </style:style>
    <style:style style:name="T17" style:family="text">
      <style:text-properties fo:color="#f1fa8c" loext:opacity="100%"/>
    </style:style>
    <style:style style:name="T18" style:family="text">
      <style:text-properties fo:color="#f1fa8c" loext:opacity="100%" style:font-name="Consolas" fo:font-size="10.5pt" fo:font-weight="normal"/>
    </style:style>
    <style:style style:name="T19" style:family="text">
      <style:text-properties fo:color="#f1fa8c" loext:opacity="100%" style:font-name="Consolas" fo:font-size="10.5pt" fo:font-weight="normal" fo:background-color="#282a36" loext:char-shading-value="0"/>
    </style:style>
    <style:style style:name="T20" style:family="text">
      <style:text-properties fo:color="#f1fa8c" loext:opacity="100%" style:font-name="Consolas" fo:font-size="10.5pt" fo:background-color="#282a36" loext:char-shading-value="0"/>
    </style:style>
    <style:style style:name="T21" style:family="text">
      <style:text-properties fo:color="#f1fa8c" loext:opacity="100%" style:font-name="Consolas" fo:font-size="10.5pt" officeooo:rsid="001d2f4f" fo:background-color="#282a36" loext:char-shading-value="0"/>
    </style:style>
    <style:style style:name="T22" style:family="text">
      <style:text-properties fo:color="#bd93f9" loext:opacity="100%"/>
    </style:style>
    <style:style style:name="T23" style:family="text">
      <style:text-properties fo:color="#bd93f9" loext:opacity="100%" style:font-name="Consolas" fo:font-size="10.5pt" fo:font-weight="normal"/>
    </style:style>
    <style:style style:name="T24" style:family="text">
      <style:text-properties fo:color="#bd93f9" loext:opacity="100%" style:font-name="Consolas" fo:font-size="10.5pt" fo:font-style="italic" fo:font-weight="normal"/>
    </style:style>
    <style:style style:name="T25" style:family="text">
      <style:text-properties fo:color="#bd93f9" loext:opacity="100%" fo:font-weight="bold"/>
    </style:style>
    <style:style style:name="T26" style:family="text">
      <style:text-properties fo:color="#bd93f9" loext:opacity="100%" officeooo:rsid="001d2f4f"/>
    </style:style>
    <style:style style:name="T27" style:family="text">
      <style:text-properties fo:color="#8be9fd" loext:opacity="100%"/>
    </style:style>
    <style:style style:name="T28" style:family="text">
      <style:text-properties fo:color="#8be9fd" loext:opacity="100%" fo:font-style="italic"/>
    </style:style>
    <style:style style:name="T29" style:family="text">
      <style:text-properties fo:color="#8be9fd" loext:opacity="100%" style:font-name="Consolas" fo:font-size="10.5pt" fo:font-weight="normal"/>
    </style:style>
    <style:style style:name="T30" style:family="text">
      <style:text-properties fo:color="#8be9fd" loext:opacity="100%" style:font-name="Consolas" fo:font-size="10.5pt" fo:font-style="italic" fo:font-weight="normal"/>
    </style:style>
    <style:style style:name="T31" style:family="text">
      <style:text-properties officeooo:rsid="001b0e0e"/>
    </style:style>
    <style:style style:name="T32" style:family="text">
      <style:text-properties fo:color="#6272a4" loext:opacity="100%"/>
    </style:style>
    <style:style style:name="T33" style:family="text">
      <style:text-properties fo:color="#6272a4" loext:opacity="100%" style:font-name="Consolas"/>
    </style:style>
    <style:style style:name="T34" style:family="text">
      <style:text-properties style:font-name="Consolas" fo:font-size="10.5pt" fo:font-weight="normal"/>
    </style:style>
    <style:style style:name="T35" style:family="text">
      <style:text-properties officeooo:rsid="001b6061"/>
    </style:style>
    <style:style style:name="T36" style:family="text">
      <style:text-properties fo:color="#ffb86c" loext:opacity="100%" fo:font-style="italic"/>
    </style:style>
    <style:style style:name="T37" style:family="text">
      <style:text-properties fo:color="#ffb86c" loext:opacity="100%" style:font-name="Consolas" fo:font-size="10.5pt" fo:font-style="italic" fo:font-weight="normal"/>
    </style:style>
    <style:style style:name="T38" style:family="text">
      <style:text-properties officeooo:rsid="001b6061" style:font-weight-asian="bold" style:font-weight-complex="bold"/>
    </style:style>
    <style:style style:name="T39" style:family="text">
      <style:text-properties officeooo:rsid="001d2f4f"/>
    </style:style>
    <style:style style:name="T40" style:family="text">
      <style:text-properties style:font-name="Liberation Sans" fo:font-style="normal" style:font-style-asian="normal" style:font-style-complex="normal"/>
    </style:style>
    <style:style style:name="T41" style:family="text">
      <style:text-properties style:font-name="Liberation Sans" fo:font-style="normal" officeooo:rsid="013475f6" style:font-style-asian="normal" style:font-style-complex="normal"/>
    </style:style>
    <style:style style:name="T42" style:family="text">
      <style:text-properties style:font-name="Liberation Sans" fo:font-style="normal" officeooo:rsid="01371cc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259685" text:style-name="L2">
        <text:list-item>
          <text:p text:style-name="P38">TUTORIAL 3 – COMUNICAÇÃO BACK E FRONT E UTILIZAÇÃO DE ROTAS</text:p>
        </text:list-item>
      </text:list>
      <text:p text:style-name="P32"/>
      <text:p text:style-name="P32">Para fazer a comunicação do front com o back, execute o seguinte comando para criar um data services:</text:p>
      <text:p text:style-name="P32"/>
      <text:p text:style-name="P32">ng generate service data</text:p>
      <text:p text:style-name="P32"/>
      <text:p text:style-name="P32">Feito isso, utilizamos protocolo HTTP para fazer requisições do front para o back.</text:p>
      <text:p text:style-name="P32"/>
      <text:p text:style-name="P32">No data services escreva o seguinte codigo:</text:p>
      <text:p text:style-name="Standard"/>
      <text:p text:style-name="P1"><text:span text:style-name="T1">import</text:span><text:span text:style-name="T2"> { </text:span><text:span text:style-name="T3">Injectable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HttpClient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1"><text:span text:style-name="T1">import</text:span><text:span text:style-name="T2"> { </text:span><text:span text:style-name="T3">Observable</text:span><text:span text:style-name="T2"> } </text:span><text:span text:style-name="T1">from</text:span><text:span text:style-name="T2"> </text:span><text:span text:style-name="T4">'rxjs'</text:span><text:span text:style-name="T2">;</text:span></text:p>
      <text:p text:style-name="P2"/>
      <text:p text:style-name="P1"><text:span text:style-name="T2">@</text:span><text:span text:style-name="T5">Injectable</text:span><text:span text:style-name="T2">({</text:span></text:p>
      <text:p text:style-name="P1"><text:span text:style-name="T2"><text:s/></text:span><text:span text:style-name="T3">providedIn:</text:span><text:span text:style-name="T2"> </text:span><text:span text:style-name="T4">'root'</text:span></text:p>
      <text:p text:style-name="P2">})</text:p>
      <text:p text:style-name="P1"><text:span text:style-name="T1">export</text:span><text:span text:style-name="T2"> </text:span><text:span text:style-name="T6">class</text:span><text:span text:style-name="T2"> </text:span><text:span text:style-name="T5">DataService</text:span><text:span text:style-name="T2"> {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http</text:span><text:span text:style-name="T7">:</text:span><text:span text:style-name="T2"> </text:span><text:span text:style-name="T5">HttpClient</text:span><text:span text:style-name="T2">) { }</text:span></text:p>
      <text:p text:style-name="P2"/>
      <text:p text:style-name="P1"><text:span text:style-name="T2"><text:s/></text:span><text:span text:style-name="T8">getHello</text:span><text:span text:style-name="T2">()</text:span><text:span text:style-name="T7">:</text:span><text:span text:style-name="T2"> </text:span><text:span text:style-name="T5">Observable</text:span><text:span text:style-name="T2">&lt;</text:span><text:span text:style-name="T5">any</text:span><text:span text:style-name="T2">&gt; {</text:span></text:p>
      <text:p text:style-name="P1"><text:span text:style-name="T2"><text:s text:c="3"/></text:span><text:span text:style-name="T1">return</text:span><text:span text:style-name="T2"> </text:span><text:span text:style-name="T6">this</text:span><text:span text:style-name="T2">.</text:span><text:span text:style-name="T3">http</text:span><text:span text:style-name="T2">.</text:span><text:span text:style-name="T8">get</text:span><text:span text:style-name="T2">(</text:span><text:span text:style-name="T4">'http://localhost:8000/'</text:span><text:span text:style-name="T2">);</text:span></text:p>
      <text:p text:style-name="P2"><text:s/>}</text:p>
      <text:p text:style-name="P2">}</text:p>
      <text:p text:style-name="P2"/>
      <text:p text:style-name="P2"/>
      <text:p text:style-name="Standard"/>
      <text:p text:style-name="P32">É necessario mudar o codigo do app.config.ts para realizar as requisições:</text:p>
      <text:p text:style-name="Standard"/>
      <text:p text:style-name="P1"><text:span text:style-name="T1">import</text:span><text:span text:style-name="T2"> { </text:span><text:span text:style-name="T3">ApplicationConfig</text:span><text:span text:style-name="T2">, </text:span><text:span text:style-name="T3">importProvidersFrom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provideRouter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2"/>
      <text:p text:style-name="P1"><text:span text:style-name="T1">import</text:span><text:span text:style-name="T2"> { </text:span><text:span text:style-name="T3">routes</text:span><text:span text:style-name="T2"> } </text:span><text:span text:style-name="T1">from</text:span><text:span text:style-name="T2"> </text:span><text:span text:style-name="T4">'./app.routes'</text:span><text:span text:style-name="T2">;</text:span></text:p>
      <text:p text:style-name="P1"><text:span text:style-name="T1">import</text:span><text:span text:style-name="T2"> { </text:span><text:span text:style-name="T3">HttpClientModule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2"/>
      <text:p text:style-name="P1"><text:span text:style-name="T1">export</text:span><text:span text:style-name="T2"> </text:span><text:span text:style-name="T6">const</text:span><text:span text:style-name="T2"> </text:span><text:span text:style-name="T9">appConfig</text:span><text:span text:style-name="T7">:</text:span><text:span text:style-name="T2"> </text:span><text:span text:style-name="T5">ApplicationConfig</text:span><text:span text:style-name="T2"> </text:span><text:span text:style-name="T7">=</text:span><text:span text:style-name="T2"> {</text:span></text:p>
      <text:p text:style-name="P1"><text:soft-page-break/><text:span text:style-name="T2"><text:s/></text:span><text:span text:style-name="T3">providers:</text:span><text:span text:style-name="T2"> [</text:span><text:span text:style-name="T8">provideRouter</text:span><text:span text:style-name="T2">(</text:span><text:span text:style-name="T9">routes</text:span><text:span text:style-name="T2">),</text:span><text:span text:style-name="T8">importProvidersFrom</text:span><text:span text:style-name="T2">(</text:span><text:span text:style-name="T5">HttpClientModule</text:span><text:span text:style-name="T2">)]</text:span></text:p>
      <text:p text:style-name="P2">};</text:p>
      <text:p text:style-name="P2"/>
      <text:p text:style-name="P2"/>
      <text:p text:style-name="Standard"/>
      <text:p text:style-name="P32">No app.component.ts foi feito um codigo de teste para que quando houver o acesso ao site realiza uma requição no back:</text:p>
      <text:p text:style-name="Standard"/>
      <text:p text:style-name="P1"><text:span text:style-name="T1">import</text:span><text:span text:style-name="T2"> { </text:span><text:span text:style-name="T3">Component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RouterOutlet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1"><text:span text:style-name="T1">import</text:span><text:span text:style-name="T2"> { </text:span><text:span text:style-name="T3">DataService</text:span><text:span text:style-name="T2"> } </text:span><text:span text:style-name="T1">from</text:span><text:span text:style-name="T2"> </text:span><text:span text:style-name="T4">'./data.service'</text:span><text:span text:style-name="T2">;</text:span></text:p>
      <text:p text:style-name="P2"/>
      <text:p text:style-name="P1"><text:span text:style-name="T2">@</text:span><text:span text:style-name="T5">Component</text:span><text:span text:style-name="T2">({</text:span></text:p>
      <text:p text:style-name="P1"><text:span text:style-name="T2"><text:s/></text:span><text:span text:style-name="T3">selector:</text:span><text:span text:style-name="T2"> </text:span><text:span text:style-name="T4">'app-root'</text:span><text:span text:style-name="T2">,</text:span></text:p>
      <text:p text:style-name="P1"><text:span text:style-name="T2"><text:s/></text:span><text:span text:style-name="T3">standalone:</text:span><text:span text:style-name="T2"> </text:span><text:span text:style-name="T6">true</text:span><text:span text:style-name="T2">,</text:span></text:p>
      <text:p text:style-name="P1"><text:span text:style-name="T2"><text:s/></text:span><text:span text:style-name="T3">imports:</text:span><text:span text:style-name="T2"> [</text:span><text:span text:style-name="T5">RouterOutlet</text:span><text:span text:style-name="T2">],</text:span></text:p>
      <text:p text:style-name="P1"><text:span text:style-name="T2"><text:s/></text:span><text:span text:style-name="T3">templateUrl:</text:span><text:span text:style-name="T2"> </text:span><text:span text:style-name="T4">'./app.component.html'</text:span><text:span text:style-name="T2">,</text:span></text:p>
      <text:p text:style-name="P1"><text:span text:style-name="T2"><text:s/></text:span><text:span text:style-name="T3">template:</text:span><text:span text:style-name="T2"> </text:span><text:span text:style-name="T4">`&lt;h1&gt;{{ title }}&lt;/h1&gt;`</text:span><text:span text:style-name="T2">,</text:span></text:p>
      <text:p text:style-name="P1"><text:span text:style-name="T2"><text:s/></text:span><text:span text:style-name="T3">styleUrl:</text:span><text:span text:style-name="T2"> </text:span><text:span text:style-name="T4">'./app.component.css'</text:span></text:p>
      <text:p text:style-name="P2">})</text:p>
      <text:p text:style-name="P1"><text:span text:style-name="T1">export</text:span><text:span text:style-name="T2"> </text:span><text:span text:style-name="T6">class</text:span><text:span text:style-name="T2"> </text:span><text:span text:style-name="T5">AppComponent</text:span><text:span text:style-name="T2"> {</text:span></text:p>
      <text:p text:style-name="P1"><text:span text:style-name="T2"><text:s/></text:span><text:span text:style-name="T3">title</text:span><text:span text:style-name="T2"> </text:span><text:span text:style-name="T7">=</text:span><text:span text:style-name="T2"> </text:span><text:span text:style-name="T4">'web'</text:span><text:span text:style-name="T2">;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dataService</text:span><text:span text:style-name="T7">:</text:span><text:span text:style-name="T2"> </text:span><text:span text:style-name="T5">DataService</text:span><text:span text:style-name="T2">) {}</text:span></text:p>
      <text:p text:style-name="P2"/>
      <text:p text:style-name="P1"><text:span text:style-name="T2"><text:s/></text:span><text:span text:style-name="T8">ngOnInit</text:span><text:span text:style-name="T2">() {</text:span></text:p>
      <text:p text:style-name="P1"><text:span text:style-name="T2"><text:s text:c="3"/></text:span><text:span text:style-name="T6">this</text:span><text:span text:style-name="T2">.</text:span><text:span text:style-name="T3">dataService</text:span><text:span text:style-name="T2">.</text:span><text:span text:style-name="T8">getHello</text:span><text:span text:style-name="T2">().</text:span><text:span text:style-name="T8">subscribe</text:span><text:span text:style-name="T2">({</text:span></text:p>
      <text:p text:style-name="P1"><text:span text:style-name="T2"><text:s text:c="5"/></text:span><text:span text:style-name="T8">next</text:span><text:span text:style-name="T3">:</text:span><text:span text:style-name="T2"> (</text:span><text:span text:style-name="T3">data</text:span><text:span text:style-name="T2">) </text:span><text:span text:style-name="T6">=&gt;</text:span><text:span text:style-name="T2"> </text:span><text:span text:style-name="T6">this</text:span><text:span text:style-name="T2">.</text:span><text:span text:style-name="T3">title</text:span><text:span text:style-name="T2"> </text:span><text:span text:style-name="T7">=</text:span><text:span text:style-name="T2"> </text:span><text:span text:style-name="T3">data</text:span><text:span text:style-name="T2">.</text:span><text:span text:style-name="T3">Hello</text:span><text:span text:style-name="T2">,</text:span></text:p>
      <text:p text:style-name="P1"><text:span text:style-name="T2"><text:s text:c="5"/></text:span><text:span text:style-name="T8">error</text:span><text:span text:style-name="T3">:</text:span><text:span text:style-name="T2"> (</text:span><text:span text:style-name="T3">error</text:span><text:span text:style-name="T2">) </text:span><text:span text:style-name="T6">=&gt;</text:span><text:span text:style-name="T2"> </text:span><text:span text:style-name="T3">console</text:span><text:span text:style-name="T2">.</text:span><text:span text:style-name="T8">error</text:span><text:span text:style-name="T2">(</text:span><text:span text:style-name="T4">'There was an error!'</text:span><text:span text:style-name="T2">, </text:span><text:span text:style-name="T3">error</text:span><text:span text:style-name="T2">)</text:span></text:p>
      <text:p text:style-name="P2"><text:s text:c="3"/>});</text:p>
      <text:p text:style-name="P2"><text:s/>}</text:p>
      <text:p text:style-name="P2">}</text:p>
      <text:p text:style-name="P2"/>
      <text:p text:style-name="P2"/>
      <text:p text:style-name="Standard"/>
      <text:p text:style-name="Standard"/>
      <text:p text:style-name="P32">E no main.py (codigo do back), foi feito esse codigo:</text:p>
      <text:p text:style-name="P1"><text:span text:style-name="T1">from</text:span><text:span text:style-name="T2"> </text:span><text:span text:style-name="T5">fastapi</text:span><text:span text:style-name="T2"> </text:span><text:span text:style-name="T1">import</text:span><text:span text:style-name="T2"> </text:span><text:span text:style-name="T5">FastAPI</text:span></text:p>
      <text:p text:style-name="P1"><text:span text:style-name="T1">from</text:span><text:span text:style-name="T2"> </text:span><text:span text:style-name="T5">fastapi</text:span><text:span text:style-name="T2">.</text:span><text:span text:style-name="T5">middleware</text:span><text:span text:style-name="T2">.</text:span><text:span text:style-name="T5">cors</text:span><text:span text:style-name="T2"> </text:span><text:span text:style-name="T1">import</text:span><text:span text:style-name="T2"> </text:span><text:span text:style-name="T5">CORSMiddleware</text:span></text:p>
      <text:p text:style-name="P1"><text:span text:style-name="T1">import</text:span><text:span text:style-name="T2"> </text:span><text:span text:style-name="T5">logging</text:span></text:p>
      <text:p text:style-name="P2"/>
      <text:p text:style-name="P2"/>
      <text:p text:style-name="P2"><text:soft-page-break/></text:p>
      <text:p text:style-name="P1"><text:span text:style-name="T3">app</text:span><text:span text:style-name="T2"> </text:span><text:span text:style-name="T7">=</text:span><text:span text:style-name="T2"> </text:span><text:span text:style-name="T5">FastAPI</text:span><text:span text:style-name="T2">()</text:span></text:p>
      <text:p text:style-name="P2"/>
      <text:p text:style-name="P1"><text:span text:style-name="T3">app</text:span><text:span text:style-name="T2">.</text:span><text:span text:style-name="T8">add_middleware</text:span><text:span text:style-name="T2">(</text:span></text:p>
      <text:p text:style-name="P1"><text:span text:style-name="T2"><text:s text:c="3"/></text:span><text:span text:style-name="T5">CORSMiddleware</text:span><text:span text:style-name="T2">,</text:span></text:p>
      <text:p text:style-name="P1"><text:span text:style-name="T2"><text:s text:c="3"/></text:span><text:span text:style-name="T3">allow_origins</text:span><text:span text:style-name="T7">=</text:span><text:span text:style-name="T2">[</text:span><text:span text:style-name="T4">"*"</text:span><text:span text:style-name="T2">], <text:s/></text:span><text:span text:style-name="T10"># Permite todos os domínios em desenvolvimento</text:span></text:p>
      <text:p text:style-name="P1"><text:span text:style-name="T2"><text:s text:c="3"/></text:span><text:span text:style-name="T3">allow_credentials</text:span><text:span text:style-name="T7">=</text:span><text:span text:style-name="T6">True</text:span><text:span text:style-name="T2">,</text:span></text:p>
      <text:p text:style-name="P1"><text:span text:style-name="T2"><text:s text:c="3"/></text:span><text:span text:style-name="T3">allow_methods</text:span><text:span text:style-name="T7">=</text:span><text:span text:style-name="T2">[</text:span><text:span text:style-name="T4">"*"</text:span><text:span text:style-name="T2">], <text:s/></text:span><text:span text:style-name="T10"># Permite todos os métodos</text:span></text:p>
      <text:p text:style-name="P1"><text:span text:style-name="T2"><text:s text:c="3"/></text:span><text:span text:style-name="T3">allow_headers</text:span><text:span text:style-name="T7">=</text:span><text:span text:style-name="T2">[</text:span><text:span text:style-name="T4">"*"</text:span><text:span text:style-name="T2">], <text:s/></text:span><text:span text:style-name="T10"># Permite todos os headers</text:span></text:p>
      <text:p text:style-name="P2">)</text:p>
      <text:p text:style-name="P1"><text:span text:style-name="T5">logging</text:span><text:span text:style-name="T2">.</text:span><text:span text:style-name="T8">basicConfig</text:span><text:span text:style-name="T2">(</text:span><text:span text:style-name="T3">level</text:span><text:span text:style-name="T7">=</text:span><text:span text:style-name="T5">logging</text:span><text:span text:style-name="T2">.</text:span><text:span text:style-name="T3">INFO</text:span><text:span text:style-name="T2">)</text:span></text:p>
      <text:p text:style-name="P2"/>
      <text:p text:style-name="P1"><text:span text:style-name="T8">@</text:span><text:span text:style-name="T3">app</text:span><text:span text:style-name="T8">.get</text:span><text:span text:style-name="T2">(</text:span><text:span text:style-name="T4">"/"</text:span><text:span text:style-name="T2">)</text:span></text:p>
      <text:p text:style-name="P1"><text:span text:style-name="T6">def</text:span><text:span text:style-name="T2"> </text:span><text:span text:style-name="T8">read_root</text:span><text:span text:style-name="T2">():</text:span></text:p>
      <text:p text:style-name="P1"><text:span text:style-name="T2"><text:s text:c="3"/></text:span><text:span text:style-name="T1">return</text:span><text:span text:style-name="T2"> {</text:span><text:span text:style-name="T4">"Hello"</text:span><text:span text:style-name="T2">: </text:span><text:span text:style-name="T4">"World"</text:span><text:span text:style-name="T2">}</text:span></text:p>
      <text:p text:style-name="P2"/>
      <text:p text:style-name="P2"/>
      <text:p text:style-name="Standard"/>
      <text:p text:style-name="Standard"/>
      <text:list xml:id="list1424402631" text:style-name="L1">
        <text:list-item>
          <text:p text:style-name="P36">Criação das rotas </text:p>
        </text:list-item>
      </text:list>
      <text:p text:style-name="P3"/>
      <text:p text:style-name="P31">Até o momento, foi criado apenas a rota principal porém seguindo os passos abaixo, podemos ver como é feita a criação de outras rotas além da principal.</text:p>
      <text:p text:style-name="P4"/>
      <text:p text:style-name="P31">→ No terminal dentro do seu projeto front-end siga os passos abaixo:</text:p>
      <text:p text:style-name="P4"/>
      <text:p text:style-name="P35">1)Crie os components (rotas que serão desenvolvidas)</text:p>
      <text:p text:style-name="P31">→ <text:span text:style-name="T31">Para os testes propostos pelo professor, será utilizada duas rotas diferentes.</text:span></text:p>
      <text:p text:style-name="P4"/>
      <text:p text:style-name="P4"><text:tab/>ng generate component (nome da rota 1) <text:s/>→ <text:span text:style-name="T31">nome da rota 1 = teste</text:span></text:p>
      <text:p text:style-name="P12"><text:tab/>ng generate component (nome da rota 2) <text:s/>→ <text:span text:style-name="T31">nome da rota 2 = teste-com-id</text:span></text:p>
      <text:p text:style-name="P12"/>
      <text:p text:style-name="P12">*<text:span text:style-name="T39">ESSES COMANDOS DEVEM SER DIGITADOS DENTRO DA PASTA DO FRONT QUE VOCE CRIOU PELO TERMINAL DA SUA MÁQUINA</text:span>*</text:p>
      <text:p text:style-name="P4"/>
      <text:p text:style-name="P35">2)Dentro do documento html dos components, edite conforme seu interesse. Segue abaixo o modelo que <text:soft-page-break/>utilizamos:</text:p>
      <text:p text:style-name="P4"/>
      <text:p text:style-name="P30">teste</text:p>
      <text:p text:style-name="P19">&lt;<text:span text:style-name="T11">p</text:span>&gt;Resposta do back: {{data}}&lt;/<text:span text:style-name="T11">p</text:span>&gt;</text:p>
      <text:p text:style-name="P18"/>
      <text:p text:style-name="P4"/>
      <text:p text:style-name="P30">teste-com-id</text:p>
      <text:p text:style-name="P19">&lt;<text:span text:style-name="T11">p</text:span>&gt;Resposta do back: {{data}}&lt;/<text:span text:style-name="T11">p</text:span>&gt;</text:p>
      <text:p text:style-name="P18"/>
      <text:p text:style-name="P16"/>
      <text:p text:style-name="P3"/>
      <text:p text:style-name="P35">3)No template principal do projeto (app.component.html), utilize o seguinte esquema para navegação das rotas:</text:p>
      <text:p text:style-name="P6"/>
      <text:p text:style-name="P5">&lt;<text:span text:style-name="T11">router-outlet</text:span>&gt;&lt;/<text:span text:style-name="T11">router-outlet</text:span>&gt; <text:span text:style-name="T33">&lt;!-- Parametro importante que permite a troca de rotas --&gt;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5">4)Referenciando as rotas no projeto em app.routes.ts</text:p>
      <text:p text:style-name="P4"/>
      <text:p text:style-name="P19"><text:span text:style-name="T11">import</text:span> { Routes } <text:span text:style-name="T11">from</text:span> <text:span text:style-name="T15">'</text:span><text:span text:style-name="T17">@angular/router</text:span><text:span text:style-name="T15">'</text:span>;</text:p>
      <text:p text:style-name="P18"><text:span text:style-name="T11">import</text:span> { TesteComponent } <text:span text:style-name="T11">from</text:span> <text:span text:style-name="T15">'</text:span><text:span text:style-name="T17">./teste/teste.component</text:span><text:span text:style-name="T15">'</text:span>;</text:p>
      <text:p text:style-name="P18"><text:span text:style-name="T11">import</text:span> { TesteComIdComponent } <text:span text:style-name="T11">from</text:span> <text:span text:style-name="T15">'</text:span><text:span text:style-name="T17">./teste-com-id/teste-com-id.component</text:span><text:span text:style-name="T15">'</text:span>;</text:p>
      <text:p text:style-name="P37"/>
      <text:p text:style-name="P18"><text:span text:style-name="T11">export</text:span> <text:span text:style-name="T11">const</text:span> <text:span text:style-name="T22">routes</text:span><text:span text:style-name="T11">:</text:span> <text:span text:style-name="T28">Routes</text:span> <text:span text:style-name="T11">=</text:span> [</text:p>
      <text:p text:style-name="P26">    <text:span text:style-name="T34">{path</text:span><text:span text:style-name="T12">:</text:span><text:span text:style-name="T34"> </text:span><text:span text:style-name="T16">'</text:span><text:span text:style-name="T18">teste</text:span><text:span text:style-name="T16">'</text:span><text:span text:style-name="T34">, </text:span><text:span text:style-name="T29">component</text:span><text:span text:style-name="T12">:</text:span><text:span text:style-name="T34"> </text:span><text:span text:style-name="T29">TesteComponent</text:span><text:span text:style-name="T34">},</text:span></text:p>
      <text:p text:style-name="P26">    <text:span text:style-name="T34">{path</text:span><text:span text:style-name="T12">:</text:span><text:span text:style-name="T34"> </text:span><text:span text:style-name="T16">'</text:span><text:span text:style-name="T18">teste/:id</text:span><text:span text:style-name="T16">'</text:span><text:span text:style-name="T34">, </text:span><text:span text:style-name="T29">component</text:span><text:span text:style-name="T12">:</text:span><text:span text:style-name="T34"> </text:span><text:span text:style-name="T29">TesteComIdComponent</text:span><text:span text:style-name="T34">}</text:span></text:p>
      <text:p text:style-name="P18">];</text:p>
      <text:p text:style-name="P18"/>
      <text:p text:style-name="P16"/>
      <text:p text:style-name="P5"/>
      <text:p text:style-name="P35">5)Referencie elas no app.component.ts também</text:p>
      <text:p text:style-name="P4"/>
      <text:p text:style-name="P19"><text:span text:style-name="T11">import</text:span> { Component } <text:span text:style-name="T11">from</text:span> <text:span text:style-name="T15">'</text:span><text:span text:style-name="T17">@angular/core</text:span><text:span text:style-name="T15">'</text:span>;</text:p>
      <text:p text:style-name="P18"><text:soft-page-break/><text:span text:style-name="T11">import</text:span> { RouterOutlet, RouterLink, RouterLinkActive } <text:span text:style-name="T11">from</text:span> <text:span text:style-name="T15">'</text:span><text:span text:style-name="T17">@angular/router</text:span><text:span text:style-name="T15">'</text:span>;</text:p>
      <text:p text:style-name="P18"><text:span text:style-name="T11">import</text:span> { DataService } <text:span text:style-name="T11">from</text:span> <text:span text:style-name="T15">'</text:span><text:span text:style-name="T17">./data.service</text:span><text:span text:style-name="T15">'</text:span>;         <text:span text:style-name="T32">//Serviço de conversa com o back que criamos</text:span></text:p>
      <text:p text:style-name="P18"><text:span text:style-name="T11">import</text:span> { CommonModule } <text:span text:style-name="T11">from</text:span> <text:span text:style-name="T15">'</text:span><text:span text:style-name="T17">@angular/common</text:span><text:span text:style-name="T15">'</text:span>;</text:p>
      <text:p text:style-name="P18"><text:span text:style-name="T11">import</text:span> { FormsModule } <text:span text:style-name="T11">from</text:span> <text:span text:style-name="T15">'</text:span><text:span text:style-name="T17">@angular/forms</text:span><text:span text:style-name="T15">'</text:span>;</text:p>
      <text:p text:style-name="P18"><text:span text:style-name="T11">import</text:span> { TesteComponent } <text:span text:style-name="T11">from</text:span> <text:span text:style-name="T15">'</text:span><text:span text:style-name="T17">./teste/teste.component</text:span><text:span text:style-name="T15">'</text:span>;</text:p>
      <text:p text:style-name="P18"><text:span text:style-name="T11">import</text:span> { TesteComIdComponent } <text:span text:style-name="T11">from</text:span> <text:span text:style-name="T15">'</text:span><text:span text:style-name="T17">./teste-com-id/teste-com-id.component</text:span><text:span text:style-name="T15">'</text:span>;</text:p>
      <text:p text:style-name="P18"><text:span text:style-name="T11">import</text:span> { HttpClientModule } <text:span text:style-name="T11">from</text:span> <text:span text:style-name="T15">'</text:span><text:span text:style-name="T17">@angular/common/http</text:span><text:span text:style-name="T15">'</text:span>;</text:p>
      <text:p text:style-name="P16"/>
      <text:p text:style-name="P18">@<text:span text:style-name="T27">Component</text:span>({</text:p>
      <text:p text:style-name="P26">  <text:span text:style-name="T34">selector</text:span><text:span text:style-name="T12">:</text:span><text:span text:style-name="T34"> </text:span><text:span text:style-name="T16">'</text:span><text:span text:style-name="T18">app-root</text:span><text:span text:style-name="T16">'</text:span><text:span text:style-name="T34">,</text:span></text:p>
      <text:p text:style-name="P26">  <text:span text:style-name="T34">standalone</text:span><text:span text:style-name="T12">:</text:span><text:span text:style-name="T34"> </text:span><text:span text:style-name="T23">true</text:span><text:span text:style-name="T34">,</text:span></text:p>
      <text:p text:style-name="P26">  <text:span text:style-name="T34">imports</text:span><text:span text:style-name="T12">:</text:span><text:span text:style-name="T34"> [</text:span><text:span text:style-name="T29">RouterOutlet</text:span><text:span text:style-name="T34">, </text:span><text:span text:style-name="T29">CommonModule</text:span><text:span text:style-name="T34">, </text:span><text:span text:style-name="T29">FormsModule</text:span><text:span text:style-name="T34">, </text:span><text:span text:style-name="T29">TesteComponent</text:span><text:span text:style-name="T34">, </text:span><text:span text:style-name="T29">RouterLink</text:span><text:span text:style-name="T34">, </text:span></text:p>
      <text:p text:style-name="P26">            <text:span text:style-name="T29">RouterLinkActive</text:span><text:span text:style-name="T34">, </text:span><text:span text:style-name="T29">HttpClientModule</text:span><text:span text:style-name="T34">,</text:span><text:span text:style-name="T29">TesteComIdComponent</text:span><text:span text:style-name="T34">],</text:span></text:p>
      <text:p text:style-name="P26">  <text:span text:style-name="T34">templateUrl</text:span><text:span text:style-name="T12">:</text:span><text:span text:style-name="T34"> </text:span><text:span text:style-name="T16">'</text:span><text:span text:style-name="T18">./app.component.html</text:span><text:span text:style-name="T16">'</text:span><text:span text:style-name="T34">,</text:span></text:p>
      <text:p text:style-name="P26">  <text:span text:style-name="T34">styleUrl</text:span><text:span text:style-name="T12">:</text:span><text:span text:style-name="T34"> </text:span><text:span text:style-name="T16">'</text:span><text:span text:style-name="T18">./app.component.css</text:span><text:span text:style-name="T16">'</text:span></text:p>
      <text:p text:style-name="P18">})</text:p>
      <text:p text:style-name="P5"/>
      <text:p text:style-name="P5"><text:span text:style-name="T11">export</text:span> <text:span text:style-name="T11">class</text:span> <text:span text:style-name="T27">AppComponent</text:span> {</text:p>
      <text:p text:style-name="P5"><text:tab/>title <text:span text:style-name="T11">=</text:span> <text:span text:style-name="T15">'</text:span><text:span text:style-name="T17">angular-router-sample</text:span><text:span text:style-name="T15">'</text:span>;</text:p>
      <text:p text:style-name="P5">}</text:p>
      <text:p text:style-name="P5"/>
      <text:p text:style-name="P34">6) App.config.ts deve estar configurado da seguinte forma:</text:p>
      <text:p text:style-name="P13"/>
      <text:p text:style-name="P20"><text:span text:style-name="T11">import</text:span> { ApplicationConfig, importProvidersFrom  } <text:span text:style-name="T11">from</text:span> <text:span text:style-name="T15">'</text:span><text:span text:style-name="T17">@angular/core</text:span><text:span text:style-name="T15">'</text:span>;</text:p>
      <text:p text:style-name="P18"><text:span text:style-name="T11">import</text:span> { provideRouter } <text:span text:style-name="T11">from</text:span> <text:span text:style-name="T15">'</text:span><text:span text:style-name="T17">@angular/router</text:span><text:span text:style-name="T15">'</text:span>;</text:p>
      <text:p text:style-name="P18"><text:span text:style-name="T11">import</text:span> {provideProtractorTestingSupport} <text:span text:style-name="T11">from</text:span> <text:span text:style-name="T15">'</text:span><text:span text:style-name="T17">@angular/platform-browser</text:span><text:span text:style-name="T15">'</text:span>;</text:p>
      <text:p text:style-name="P27"/>
      <text:p text:style-name="P18"><text:span text:style-name="T11">import</text:span> { routes } <text:span text:style-name="T11">from</text:span> <text:span text:style-name="T15">'</text:span><text:span text:style-name="T17">./app.routes</text:span><text:span text:style-name="T15">'</text:span>;</text:p>
      <text:p text:style-name="P18"><text:span text:style-name="T11">import</text:span> { HttpClientModule } <text:span text:style-name="T11">from</text:span> <text:span text:style-name="T15">'</text:span><text:span text:style-name="T17">@angular/common/http</text:span><text:span text:style-name="T15">'</text:span>;</text:p>
      <text:p text:style-name="P27"/>
      <text:p text:style-name="P18"><text:span text:style-name="T11">export</text:span> <text:span text:style-name="T11">const</text:span> <text:span text:style-name="T22">appConfig</text:span><text:span text:style-name="T11">:</text:span> <text:span text:style-name="T28">ApplicationConfig</text:span> <text:span text:style-name="T11">=</text:span> {</text:p>
      <text:p text:style-name="P26">  <text:span text:style-name="T34">providers</text:span><text:span text:style-name="T12">:</text:span><text:span text:style-name="T34"> [</text:span><text:span text:style-name="T14">provideRouter</text:span><text:span text:style-name="T34">(</text:span><text:span text:style-name="T23">routes</text:span><text:span text:style-name="T34">), </text:span><text:span text:style-name="T14">importProvidersFrom</text:span><text:span text:style-name="T34">(</text:span><text:span text:style-name="T29">HttpClientModule</text:span><text:span text:style-name="T34">), </text:span><text:span text:style-name="T14">provideProtractorTestingSupport</text:span><text:span text:style-name="T34">()]</text:span></text:p>
      <text:p text:style-name="P18">};</text:p>
      <text:p text:style-name="P25"/>
      <text:p text:style-name="P33">7)Agora iremos escrever algumas funções no data.service.ts que criamos anteriormente para que haja a conversa do front e back:</text:p>
      <text:p text:style-name="P14"/>
      <text:p text:style-name="P21"><text:span text:style-name="T13">getRotaTeste</text:span>(<text:span text:style-name="T36">valor</text:span><text:span text:style-name="T11">:</text:span><text:span text:style-name="T28">any</text:span>, <text:span text:style-name="T36">quantidade</text:span><text:span text:style-name="T11">:</text:span><text:span text:style-name="T28">any</text:span>)<text:span text:style-name="T11">:</text:span><text:span text:style-name="T27">Observable</text:span>&lt;<text:span text:style-name="T28">any</text:span>&gt;{</text:p>
      <text:p text:style-name="P26">    <text:span text:style-name="T12">return</text:span><text:span text:style-name="T34"> </text:span><text:span text:style-name="T24">this</text:span><text:span text:style-name="T34">.http.</text:span><text:span text:style-name="T14">get</text:span><text:span text:style-name="T34">(</text:span><text:span text:style-name="T16">'</text:span><text:span text:style-name="T18">http://localhost:8000/teste?valor=</text:span><text:span text:style-name="T16">'</text:span><text:span text:style-name="T12">+</text:span><text:span text:style-name="T37">valor</text:span><text:span text:style-name="T12">+</text:span><text:span text:style-name="T16">'</text:span><text:span text:style-name="T18">&amp;quantidade=</text:span><text:span text:style-name="T16">'</text:span><text:span text:style-name="T12">+</text:span><text:span text:style-name="T37">quantidade</text:span><text:span text:style-name="T34">)</text:span></text:p>
      <text:p text:style-name="P26"><text:soft-page-break/>  <text:span text:style-name="T34">}</text:span></text:p>
      <text:p text:style-name="P26">  <text:span text:style-name="T14">getRotaTesteComId</text:span><text:span text:style-name="T34">(</text:span><text:span text:style-name="T37">id</text:span><text:span text:style-name="T12">:</text:span><text:span text:style-name="T30">number</text:span><text:span text:style-name="T34">)</text:span><text:span text:style-name="T12">:</text:span><text:span text:style-name="T29">Observable</text:span><text:span text:style-name="T34">&lt;</text:span><text:span text:style-name="T30">any</text:span><text:span text:style-name="T34">&gt;{</text:span></text:p>
      <text:p text:style-name="P26">    <text:span text:style-name="T12">const</text:span><text:span text:style-name="T34"> </text:span><text:span text:style-name="T23">url</text:span><text:span text:style-name="T34"> </text:span><text:span text:style-name="T12">=</text:span><text:span text:style-name="T34">  </text:span><text:span text:style-name="T16">'</text:span><text:span text:style-name="T18">http://localhost:8000/teste/</text:span><text:span text:style-name="T16">'</text:span><text:span text:style-name="T12">+</text:span><text:span text:style-name="T37">id</text:span><text:span text:style-name="T34">;</text:span></text:p>
      <text:p text:style-name="P26">    <text:span text:style-name="T12">return</text:span><text:span text:style-name="T34"> </text:span><text:span text:style-name="T24">this</text:span><text:span text:style-name="T34">.http.</text:span><text:span text:style-name="T14">get</text:span><text:span text:style-name="T34">(</text:span><text:span text:style-name="T23">url</text:span><text:span text:style-name="T34">)</text:span></text:p>
      <text:p text:style-name="P26">  <text:span text:style-name="T34">}</text:span></text:p>
      <text:p text:style-name="P14"/>
      <text:p text:style-name="P33">8)O back para responder precisa atender aos requisitos do front, então vamos no arquivo do back (main.py) e escrever as seguintes novas funções para atender essas que acabamos de escrever no data.service.ts:</text:p>
      <text:p text:style-name="P8"/>
      <text:p text:style-name="P8"/>
      <text:p text:style-name="P22"><text:span text:style-name="T13">@</text:span>app<text:span text:style-name="T13">.get</text:span>(<text:span text:style-name="T15">"</text:span><text:span text:style-name="T17">/teste</text:span><text:span text:style-name="T15">"</text:span>)</text:p>
      <text:p text:style-name="P18"><text:span text:style-name="T11">def</text:span> <text:span text:style-name="T13">rota_teste</text:span>(<text:span text:style-name="T36">valor</text:span>, <text:span text:style-name="T36">quantidade</text:span>):</text:p>
      <text:p text:style-name="P24">#artificio utilizado para identificar quando estamos recebendo query</text:p>
      <text:p text:style-name="P26">    <text:span text:style-name="T12">try</text:span><text:span text:style-name="T34">:</text:span></text:p>
      <text:p text:style-name="P26">        <text:span text:style-name="T37">valor</text:span><text:span text:style-name="T34"> </text:span><text:span text:style-name="T12">=</text:span><text:span text:style-name="T34"> </text:span><text:span text:style-name="T29">int</text:span><text:span text:style-name="T34">(</text:span><text:span text:style-name="T37">valor</text:span><text:span text:style-name="T34">)</text:span></text:p>
      <text:p text:style-name="P26">        <text:span text:style-name="T37">quantidade</text:span><text:span text:style-name="T34"> </text:span><text:span text:style-name="T12">=</text:span><text:span text:style-name="T34"> </text:span><text:span text:style-name="T29">int</text:span><text:span text:style-name="T34">(</text:span><text:span text:style-name="T37">quantidade</text:span><text:span text:style-name="T34">)</text:span></text:p>
      <text:p text:style-name="P26">        <text:span text:style-name="T12">return</text:span><text:span text:style-name="T34"> </text:span><text:span text:style-name="T12">f</text:span><text:span text:style-name="T18">"Rota executou com sucesso recebendo o valor </text:span><text:span text:style-name="T23">{</text:span><text:span text:style-name="T37">valor</text:span><text:span text:style-name="T23">}</text:span><text:span text:style-name="T18"> e quantidade </text:span><text:span text:style-name="T23">{</text:span><text:span text:style-name="T37">quantidade</text:span><text:span text:style-name="T23">}</text:span><text:span text:style-name="T18">!"</text:span></text:p>
      <text:p text:style-name="P26">    <text:span text:style-name="T12">except</text:span><text:span text:style-name="T29">(Exception)</text:span><text:span text:style-name="T34">:</text:span></text:p>
      <text:p text:style-name="P26">        <text:span text:style-name="T12">return</text:span><text:span text:style-name="T34"> </text:span><text:span text:style-name="T16">"</text:span><text:span text:style-name="T18">Rota executou com sucesso!</text:span><text:span text:style-name="T16">"</text:span></text:p>
      <text:p text:style-name="P27"/>
      <text:p text:style-name="P18"><text:span text:style-name="T13">@</text:span>app<text:span text:style-name="T13">.get</text:span>(<text:span text:style-name="T15">"</text:span><text:span text:style-name="T17">/teste/</text:span><text:span text:style-name="T22">{id}</text:span><text:span text:style-name="T15">"</text:span>) <text:span text:style-name="T35">#Diretiva utilizada para receber parametro</text:span></text:p>
      <text:p text:style-name="P18"><text:span text:style-name="T11">def</text:span> <text:span text:style-name="T13">get_texto</text:span>(<text:span text:style-name="T36">id</text:span>):</text:p>
      <text:p text:style-name="P26">    <text:span text:style-name="T12">return</text:span><text:span text:style-name="T34"> </text:span><text:span text:style-name="T12">f</text:span><text:span text:style-name="T18">"Rota executou com sucesso recebendo o valor </text:span><text:span text:style-name="T23">{</text:span><text:span text:style-name="T37">id</text:span><text:span text:style-name="T23">}</text:span><text:span text:style-name="T18">!"</text:span></text:p>
      <text:p text:style-name="P18"/>
      <text:p text:style-name="P33">9)Agora precisamos ir ao arquivo component.ts de cada rota que criamos para escrevermos a ação ao realizar a troca de rotas.</text:p>
      <text:p text:style-name="P33"/>
      <text:p text:style-name="P33"/>
      <text:p text:style-name="P33"/>
      <text:p text:style-name="P28">→ Começando pela rota TESTE</text:p>
      <text:p text:style-name="P8"/>
      <text:p text:style-name="P22"><text:span text:style-name="T11">import</text:span> { Component } <text:span text:style-name="T11">from</text:span> <text:span text:style-name="T15">'</text:span><text:span text:style-name="T17">@angular/core</text:span><text:span text:style-name="T15">'</text:span>;</text:p>
      <text:p text:style-name="P18"><text:span text:style-name="T11">import</text:span> { ActivatedRoute} <text:span text:style-name="T11">from</text:span> <text:span text:style-name="T15">'</text:span><text:span text:style-name="T17">@angular/router</text:span><text:span text:style-name="T15">'</text:span>;</text:p>
      <text:p text:style-name="P18"><text:span text:style-name="T11">import</text:span> { DataService } <text:span text:style-name="T11">from</text:span> <text:span text:style-name="T15">'</text:span><text:span text:style-name="T17">../data.service</text:span><text:span text:style-name="T15">'</text:span>;</text:p>
      <text:p text:style-name="P27"/>
      <text:p text:style-name="P18">@<text:span text:style-name="T27">Component</text:span>({</text:p>
      <text:p text:style-name="P26"><text:soft-page-break/>  <text:span text:style-name="T34">selector</text:span><text:span text:style-name="T12">:</text:span><text:span text:style-name="T34"> </text:span><text:span text:style-name="T16">'</text:span><text:span text:style-name="T18">app-teste</text:span><text:span text:style-name="T16">'</text:span><text:span text:style-name="T34">,</text:span></text:p>
      <text:p text:style-name="P26">  <text:span text:style-name="T34">standalone</text:span><text:span text:style-name="T12">:</text:span><text:span text:style-name="T34"> </text:span><text:span text:style-name="T23">true</text:span><text:span text:style-name="T34">,</text:span></text:p>
      <text:p text:style-name="P26">  <text:span text:style-name="T34">imports</text:span><text:span text:style-name="T12">:</text:span><text:span text:style-name="T34"> [],</text:span></text:p>
      <text:p text:style-name="P26">  <text:span text:style-name="T34">templateUrl</text:span><text:span text:style-name="T12">:</text:span><text:span text:style-name="T34"> </text:span><text:span text:style-name="T16">'</text:span><text:span text:style-name="T18">./teste.component.html</text:span><text:span text:style-name="T16">'</text:span><text:span text:style-name="T34">,</text:span></text:p>
      <text:p text:style-name="P26">  <text:span text:style-name="T34">styleUrl</text:span><text:span text:style-name="T12">:</text:span><text:span text:style-name="T34"> </text:span><text:span text:style-name="T16">'</text:span><text:span text:style-name="T18">./teste.component.css</text:span><text:span text:style-name="T16">'</text:span></text:p>
      <text:p text:style-name="P18">})</text:p>
      <text:p text:style-name="P18"><text:span text:style-name="T11">export</text:span> <text:span text:style-name="T11">class</text:span> <text:span text:style-name="T27">TesteComponent</text:span> {</text:p>
      <text:p text:style-name="P26">  <text:span text:style-name="T34">data</text:span><text:span text:style-name="T12">:</text:span><text:span text:style-name="T30">any</text:span><text:span text:style-name="T34">;</text:span></text:p>
      <text:p text:style-name="P26">  <text:span text:style-name="T34">quantidade</text:span><text:span text:style-name="T12">:</text:span><text:span text:style-name="T30">any</text:span><text:span text:style-name="T34">;</text:span></text:p>
      <text:p text:style-name="P26">  <text:span text:style-name="T34">valor</text:span><text:span text:style-name="T12">:</text:span><text:span text:style-name="T30">any</text:span><text:span text:style-name="T34">;</text:span></text:p>
      <text:p text:style-name="P26">  <text:span text:style-name="T12">constructor</text:span><text:span text:style-name="T34">(</text:span><text:span text:style-name="T12">private</text:span><text:span text:style-name="T34"> </text:span><text:span text:style-name="T37">dataService</text:span><text:span text:style-name="T12">:</text:span><text:span text:style-name="T34"> </text:span><text:span text:style-name="T29">DataService</text:span><text:span text:style-name="T34">, </text:span><text:span text:style-name="T12">private</text:span><text:span text:style-name="T34"> </text:span><text:span text:style-name="T37">route</text:span><text:span text:style-name="T12">:</text:span><text:span text:style-name="T34"> </text:span><text:span text:style-name="T29">ActivatedRoute</text:span><text:span text:style-name="T34">) {}</text:span></text:p>
      <text:p text:style-name="P27"/>
      <text:p text:style-name="P26">  <text:span text:style-name="T14">ngOnInit</text:span><text:span text:style-name="T34">() {</text:span></text:p>
      <text:p text:style-name="P27"/>
      <text:p text:style-name="P26">    <text:span text:style-name="T24">this</text:span><text:span text:style-name="T34">.route.queryParams.</text:span><text:span text:style-name="T14">subscribe</text:span><text:span text:style-name="T34">((</text:span><text:span text:style-name="T37">params</text:span><text:span text:style-name="T12">:</text:span><text:span text:style-name="T34"> </text:span><text:span text:style-name="T30">any</text:span><text:span text:style-name="T34">) </text:span><text:span text:style-name="T12">=&gt;</text:span><text:span text:style-name="T34"> {</text:span></text:p>
      <text:p text:style-name="P26">      <text:span text:style-name="T24">this</text:span><text:span text:style-name="T34">.quantidade </text:span><text:span text:style-name="T12">=</text:span><text:span text:style-name="T34"> </text:span><text:span text:style-name="T37">params</text:span><text:span text:style-name="T34">[</text:span><text:span text:style-name="T16">'</text:span><text:span text:style-name="T18">quantidade</text:span><text:span text:style-name="T16">'</text:span><text:span text:style-name="T34">];</text:span></text:p>
      <text:p text:style-name="P26">      <text:span text:style-name="T24">this</text:span><text:span text:style-name="T34">.valor </text:span><text:span text:style-name="T12">=</text:span><text:span text:style-name="T34"> </text:span><text:span text:style-name="T37">params</text:span><text:span text:style-name="T34">[</text:span><text:span text:style-name="T16">'</text:span><text:span text:style-name="T18">valor</text:span><text:span text:style-name="T16">'</text:span><text:span text:style-name="T34">];</text:span></text:p>
      <text:p text:style-name="P26">      <text:span text:style-name="T23">console</text:span><text:span text:style-name="T34">.</text:span><text:span text:style-name="T14">log</text:span><text:span text:style-name="T34">(</text:span><text:span text:style-name="T24">this</text:span><text:span text:style-name="T34">.quantidade, </text:span><text:span text:style-name="T24">this</text:span><text:span text:style-name="T34">.valor)</text:span></text:p>
      <text:p text:style-name="P26">    <text:span text:style-name="T34">});</text:span></text:p>
      <text:p text:style-name="P27"/>
      <text:p text:style-name="P26">    <text:span text:style-name="T24">this</text:span><text:span text:style-name="T34">.dataService.</text:span><text:span text:style-name="T14">getRotaTeste</text:span><text:span text:style-name="T34">(</text:span><text:span text:style-name="T24">this</text:span><text:span text:style-name="T34">.valor, </text:span><text:span text:style-name="T24">this</text:span><text:span text:style-name="T34">.quantidade).</text:span><text:span text:style-name="T14">subscribe</text:span><text:span text:style-name="T34">({</text:span></text:p>
      <text:p text:style-name="P26">      <text:span text:style-name="T14">next</text:span><text:span text:style-name="T12">:</text:span><text:span text:style-name="T34"> (</text:span><text:span text:style-name="T37">data</text:span><text:span text:style-name="T34">) </text:span><text:span text:style-name="T12">=&gt;</text:span><text:span text:style-name="T34"> </text:span><text:span text:style-name="T24">this</text:span><text:span text:style-name="T34">.data </text:span><text:span text:style-name="T12">=</text:span><text:span text:style-name="T34"> </text:span><text:span text:style-name="T37">data</text:span><text:span text:style-name="T34">,</text:span></text:p>
      <text:p text:style-name="P26">      <text:span text:style-name="T14">error</text:span><text:span text:style-name="T12">:</text:span><text:span text:style-name="T34"> (</text:span><text:span text:style-name="T37">error</text:span><text:span text:style-name="T34">) </text:span><text:span text:style-name="T12">=&gt;</text:span><text:span text:style-name="T34"> </text:span><text:span text:style-name="T23">console</text:span><text:span text:style-name="T34">.</text:span><text:span text:style-name="T14">error</text:span><text:span text:style-name="T34">(</text:span><text:span text:style-name="T16">'</text:span><text:span text:style-name="T18">There was an error!</text:span><text:span text:style-name="T16">'</text:span><text:span text:style-name="T34">, </text:span><text:span text:style-name="T37">error</text:span><text:span text:style-name="T34">)</text:span></text:p>
      <text:p text:style-name="P26">    <text:span text:style-name="T34">});</text:span></text:p>
      <text:p text:style-name="P26">  <text:span text:style-name="T34">}</text:span></text:p>
      <text:p text:style-name="P18">}</text:p>
      <text:p text:style-name="P18"/>
      <text:p text:style-name="P28">→ Agora a rota TESTE-COM-ID</text:p>
      <text:p text:style-name="P8"/>
      <text:p text:style-name="P22"><text:span text:style-name="T11">import</text:span> { Component } <text:span text:style-name="T11">from</text:span> <text:span text:style-name="T15">'</text:span><text:span text:style-name="T17">@angular/core</text:span><text:span text:style-name="T15">'</text:span>;</text:p>
      <text:p text:style-name="P18"><text:span text:style-name="T11">import</text:span> { ActivatedRoute} <text:span text:style-name="T11">from</text:span> <text:span text:style-name="T15">'</text:span><text:span text:style-name="T17">@angular/router</text:span><text:span text:style-name="T15">'</text:span>;</text:p>
      <text:p text:style-name="P18"><text:span text:style-name="T11">import</text:span> { DataService } <text:span text:style-name="T11">from</text:span> <text:span text:style-name="T15">'</text:span><text:span text:style-name="T17">../data.service</text:span><text:span text:style-name="T15">'</text:span>;</text:p>
      <text:p text:style-name="P27"/>
      <text:p text:style-name="P18">@<text:span text:style-name="T27">Component</text:span>({</text:p>
      <text:p text:style-name="P26">  <text:span text:style-name="T34">selector</text:span><text:span text:style-name="T12">:</text:span><text:span text:style-name="T34"> </text:span><text:span text:style-name="T16">'</text:span><text:span text:style-name="T18">app-teste-com-id</text:span><text:span text:style-name="T16">'</text:span><text:span text:style-name="T34">,</text:span></text:p>
      <text:p text:style-name="P26">  <text:span text:style-name="T34">standalone</text:span><text:span text:style-name="T12">:</text:span><text:span text:style-name="T34"> </text:span><text:span text:style-name="T23">true</text:span><text:span text:style-name="T34">,</text:span></text:p>
      <text:p text:style-name="P26">  <text:span text:style-name="T34">imports</text:span><text:span text:style-name="T12">:</text:span><text:span text:style-name="T34"> [],</text:span></text:p>
      <text:p text:style-name="P26">  <text:span text:style-name="T34">templateUrl</text:span><text:span text:style-name="T12">:</text:span><text:span text:style-name="T34"> </text:span><text:span text:style-name="T16">'</text:span><text:span text:style-name="T18">./teste-com-id.component.html</text:span><text:span text:style-name="T16">'</text:span><text:span text:style-name="T34">,</text:span></text:p>
      <text:p text:style-name="P26">  <text:span text:style-name="T34">styleUrl</text:span><text:span text:style-name="T12">:</text:span><text:span text:style-name="T34"> </text:span><text:span text:style-name="T16">'</text:span><text:span text:style-name="T18">./teste-com-id.component.css</text:span><text:span text:style-name="T16">'</text:span></text:p>
      <text:p text:style-name="P18">})</text:p>
      <text:p text:style-name="P18"><text:span text:style-name="T11">export</text:span> <text:span text:style-name="T11">class</text:span> <text:span text:style-name="T27">TesteComIdComponent</text:span> {</text:p>
      <text:p text:style-name="P26">  <text:span text:style-name="T34">data</text:span><text:span text:style-name="T12">:</text:span><text:span text:style-name="T30">any</text:span><text:span text:style-name="T34">;</text:span></text:p>
      <text:p text:style-name="P27"/>
      <text:p text:style-name="P26">  <text:span text:style-name="T12">constructor</text:span><text:span text:style-name="T34">(</text:span><text:span text:style-name="T12">private</text:span><text:span text:style-name="T34"> </text:span><text:span text:style-name="T37">dataService</text:span><text:span text:style-name="T12">:</text:span><text:span text:style-name="T34"> </text:span><text:span text:style-name="T29">DataService</text:span><text:span text:style-name="T34">,</text:span><text:span text:style-name="T12">private</text:span><text:span text:style-name="T34"> </text:span><text:span text:style-name="T37">route</text:span><text:span text:style-name="T12">:</text:span><text:span text:style-name="T34"> </text:span><text:span text:style-name="T29">ActivatedRoute</text:span><text:span text:style-name="T34">) {}</text:span></text:p>
      <text:p text:style-name="P27"/>
      <text:p text:style-name="P26">  <text:span text:style-name="T14">ngOnInit</text:span><text:span text:style-name="T34">() {</text:span></text:p>
      <text:p text:style-name="P27"><text:soft-page-break/></text:p>
      <text:p text:style-name="P26">    <text:span text:style-name="T24">this</text:span><text:span text:style-name="T34">.dataService.</text:span><text:span text:style-name="T14">getRotaTesteComId</text:span><text:span text:style-name="T34">(</text:span><text:span text:style-name="T24">this</text:span><text:span text:style-name="T34">.route.snapshot.params[</text:span><text:span text:style-name="T16">"</text:span><text:span text:style-name="T18">id</text:span><text:span text:style-name="T16">"</text:span><text:span text:style-name="T34">]).</text:span><text:span text:style-name="T14">subscribe</text:span><text:span text:style-name="T34">({</text:span></text:p>
      <text:p text:style-name="P26">      <text:span text:style-name="T14">next</text:span><text:span text:style-name="T12">:</text:span><text:span text:style-name="T34"> (</text:span><text:span text:style-name="T37">data</text:span><text:span text:style-name="T34">) </text:span><text:span text:style-name="T12">=&gt;</text:span><text:span text:style-name="T34"> </text:span><text:span text:style-name="T24">this</text:span><text:span text:style-name="T34">.data </text:span><text:span text:style-name="T12">=</text:span><text:span text:style-name="T34"> </text:span><text:span text:style-name="T37">data</text:span><text:span text:style-name="T34">,</text:span></text:p>
      <text:p text:style-name="P26">      <text:span text:style-name="T14">error</text:span><text:span text:style-name="T12">:</text:span><text:span text:style-name="T34"> (</text:span><text:span text:style-name="T37">error</text:span><text:span text:style-name="T34">) </text:span><text:span text:style-name="T12">=&gt;</text:span><text:span text:style-name="T34"> </text:span><text:span text:style-name="T23">console</text:span><text:span text:style-name="T34">.</text:span><text:span text:style-name="T14">error</text:span><text:span text:style-name="T34">(</text:span><text:span text:style-name="T16">'</text:span><text:span text:style-name="T18">There was an error!</text:span><text:span text:style-name="T16">'</text:span><text:span text:style-name="T34">, </text:span><text:span text:style-name="T37">error</text:span><text:span text:style-name="T34">)</text:span></text:p>
      <text:p text:style-name="P26">    <text:span text:style-name="T34">});</text:span></text:p>
      <text:p text:style-name="P26">  <text:span text:style-name="T34">}</text:span></text:p>
      <text:p text:style-name="P18">}</text:p>
      <text:p text:style-name="P18"/>
      <text:p text:style-name="P8"/>
      <text:p text:style-name="P8">→ Observe que para tratar querys utilizamos uma função diferente da que é utilizada para tratar id’s.</text:p>
      <text:p text:style-name="P8"/>
      <text:p text:style-name="P8"/>
      <text:p text:style-name="P33">10) Testes</text:p>
      <text:p text:style-name="P8">→ No nosso exemplo, não inserimos botões para a navegação entre as rotas, então digite manualmente frente a url principal:</text:p>
      <text:p text:style-name="P8"/>
      <text:p text:style-name="P28">a) /teste</text:p>
      <text:p text:style-name="P10"><text:span text:style-name="T38">→ Deve ser exibida a mensagem enviada pelo back na página: </text:span><text:span text:style-name="T19">Rota executou com sucesso!</text:span></text:p>
      <text:p text:style-name="P8"><text:s/></text:p>
      <text:p text:style-name="P28">b) /teste/valoraleatório </text:p>
      <text:p text:style-name="P8">→ Deve ser exibida a mensagem enviada pelo back na página:</text:p>
      <text:p text:style-name="P23"><text:span text:style-name="T17">Rota executou com sucesso recebendo o valor </text:span><text:span text:style-name="T25">valoraleatório</text:span><text:span text:style-name="T17">!</text:span></text:p>
      <text:p text:style-name="P8"/>
      <text:p text:style-name="P29">c)<text:span text:style-name="T41">/teste?</text:span><text:span text:style-name="T42">valor=</text:span><text:span text:style-name="T40">x</text:span><text:span text:style-name="T42">&amp;quantidade=</text:span><text:span text:style-name="T40">y</text:span></text:p>
      <text:p text:style-name="P9">→ Deve ser exibida a mensagem enviada pelo back na página:</text:p>
      <text:p text:style-name="P23"><text:span text:style-name="T17">Rota executou com sucesso recebendo o valor </text:span><text:span text:style-name="T26">x</text:span><text:span text:style-name="T17"> e quantidade </text:span><text:span text:style-name="T26">y</text:span><text:span text:style-name="T17">!</text:span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15"><text:span text:style-name="T20">*</text:span><text:span text:style-name="T21">TUTORIAL FINALIZADO – CASO HAJA ALGUM PROBLEMA NA EXECUÇÃO PROCURE O GRUPO <text:s text:c="5"/>ANDRÉ E VITOR – FRONTEND: ANGULAR E BACKEND:FASTAPI(PYTHON)</text:span><text:span text:style-name="T20">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Droid Sans Mono" svg:font-family="'Droid Sans Mono', monospace, monospac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4-05-08T20:43:47.494000000</dc:date>
    <meta:editing-duration>PT10M53S</meta:editing-duration>
    <meta:editing-cycles>2</meta:editing-cycles>
    <meta:document-statistic meta:table-count="0" meta:image-count="0" meta:object-count="0" meta:page-count="8" meta:paragraph-count="199" meta:word-count="1017" meta:character-count="8488" meta:non-whitespace-character-count="7390"/>
  </office:meta>
</office:document-meta>
</file>